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Πίνακας1" style:family="table">
      <style:table-properties style:width="10.266cm" table:align="left"/>
    </style:style>
    <style:style style:name="Πίνακας1.A" style:family="table-column">
      <style:table-column-properties style:column-width="3.016cm"/>
    </style:style>
    <style:style style:name="Πίνακας1.B" style:family="table-column">
      <style:table-column-properties style:column-width="7.25cm"/>
    </style:style>
    <style:style style:name="Πίνακας1.A1" style:family="table-cell">
      <style:table-cell-properties fo:padding="0.097cm" fo:border-left="0.002cm solid #000000" fo:border-right="none" fo:border-top="0.002cm solid #000000" fo:border-bottom="0.002cm solid #000000"/>
    </style:style>
    <style:style style:name="Πίνακας1.B1" style:family="table-cell">
      <style:table-cell-properties fo:padding="0.097cm" fo:border="0.002cm solid #000000"/>
    </style:style>
    <style:style style:name="Πίνακας1.A2" style:family="table-cell">
      <style:table-cell-properties fo:padding="0.097cm" fo:border-left="0.002cm solid #000000" fo:border-right="none" fo:border-top="none" fo:border-bottom="0.002cm solid #000000"/>
    </style:style>
    <style:style style:name="Πίνακας1.B2" style:family="table-cell">
      <style:table-cell-properties fo:padding="0.097cm" fo:border-left="0.002cm solid #000000" fo:border-right="0.002cm solid #000000" fo:border-top="none" fo:border-bottom="0.002cm solid #000000"/>
    </style:style>
    <style:style style:name="Πίνακας1.B5" style:family="table-cell" style:data-style-name="N37">
      <style:table-cell-properties fo:padding="0.097cm" fo:border-left="0.002cm solid #000000" fo:border-right="0.002cm solid #000000" fo:border-top="none" fo:border-bottom="0.002cm solid #000000"/>
    </style:style>
    <style:style style:name="Πίνακας2" style:family="table">
      <style:table-properties style:width="7.885cm" table:align="left"/>
    </style:style>
    <style:style style:name="Πίνακας2.A" style:family="table-column">
      <style:table-column-properties style:column-width="5.53cm"/>
    </style:style>
    <style:style style:name="Πίνακας2.B" style:family="table-column">
      <style:table-column-properties style:column-width="2.355cm"/>
    </style:style>
    <style:style style:name="Πίνακας2.A1" style:family="table-cell">
      <style:table-cell-properties fo:padding="0.097cm" fo:border-left="0.002cm solid #000000" fo:border-right="none" fo:border-top="0.002cm solid #000000" fo:border-bottom="0.002cm solid #000000"/>
    </style:style>
    <style:style style:name="Πίνακας2.B1" style:family="table-cell">
      <style:table-cell-properties fo:padding="0.097cm" fo:border="0.002cm solid #000000"/>
    </style:style>
    <style:style style:name="Πίνακας2.A2" style:family="table-cell">
      <style:table-cell-properties fo:padding="0.097cm" fo:border-left="0.002cm solid #000000" fo:border-right="none" fo:border-top="none" fo:border-bottom="0.002cm solid #000000"/>
    </style:style>
    <style:style style:name="Πίνακας2.B2" style:family="table-cell">
      <style:table-cell-properties fo:padding="0.097cm" fo:border-left="0.002cm solid #000000" fo:border-right="0.002cm solid #000000" fo:border-top="none" fo:border-bottom="0.002cm solid #000000"/>
    </style:style>
    <style:style style:name="Πίνακας3" style:family="table">
      <style:table-properties style:width="6.509cm" table:align="left"/>
    </style:style>
    <style:style style:name="Πίνακας3.A" style:family="table-column">
      <style:table-column-properties style:column-width="2.646cm"/>
    </style:style>
    <style:style style:name="Πίνακας3.B" style:family="table-column">
      <style:table-column-properties style:column-width="1.429cm"/>
    </style:style>
    <style:style style:name="Πίνακας3.C" style:family="table-column">
      <style:table-column-properties style:column-width="2.434cm"/>
    </style:style>
    <style:style style:name="Πίνακας3.A1" style:family="table-cell">
      <style:table-cell-properties fo:padding="0.097cm" fo:border-left="0.002cm solid #000000" fo:border-right="none" fo:border-top="0.002cm solid #000000" fo:border-bottom="0.002cm solid #000000"/>
    </style:style>
    <style:style style:name="Πίνακας3.C1" style:family="table-cell">
      <style:table-cell-properties fo:padding="0.097cm" fo:border="0.002cm solid #000000"/>
    </style:style>
    <style:style style:name="Πίνακας3.A2" style:family="table-cell">
      <style:table-cell-properties fo:padding="0.097cm" fo:border-left="0.002cm solid #000000" fo:border-right="none" fo:border-top="none" fo:border-bottom="0.002cm solid #000000"/>
    </style:style>
    <style:style style:name="Πίνακας3.C2" style:family="table-cell">
      <style:table-cell-properties fo:padding="0.097cm" fo:border-left="0.002cm solid #000000" fo:border-right="0.002cm solid #000000" fo:border-top="none" fo:border-bottom="0.002cm solid #000000"/>
    </style:style>
    <style:style style:name="Πίνακας3.C3" style:family="table-cell" style:data-style-name="N11">
      <style:table-cell-properties fo:padding="0.097cm" fo:border-left="0.002cm solid #000000" fo:border-right="0.002cm solid #000000" fo:border-top="none" fo:border-bottom="0.002cm solid #000000"/>
    </style:style>
    <style:style style:name="Πίνακας3.B4" style:family="table-cell" style:data-style-name="N0">
      <style:table-cell-properties fo:padding="0.097cm" fo:border-left="0.002cm solid #000000" fo:border-right="none" fo:border-top="none" fo:border-bottom="0.002cm solid #000000"/>
    </style:style>
    <style:style style:name="Πίνακας4" style:family="table">
      <style:table-properties style:width="13.256cm" table:align="left"/>
    </style:style>
    <style:style style:name="Πίνακας4.A" style:family="table-column">
      <style:table-column-properties style:column-width="3.307cm"/>
    </style:style>
    <style:style style:name="Πίνακας4.B" style:family="table-column">
      <style:table-column-properties style:column-width="1.693cm"/>
    </style:style>
    <style:style style:name="Πίνακας4.C" style:family="table-column">
      <style:table-column-properties style:column-width="1.164cm"/>
    </style:style>
    <style:style style:name="Πίνακας4.D" style:family="table-column">
      <style:table-column-properties style:column-width="1.799cm"/>
    </style:style>
    <style:style style:name="Πίνακας4.E" style:family="table-column">
      <style:table-column-properties style:column-width="1.085cm"/>
    </style:style>
    <style:style style:name="Πίνακας4.F" style:family="table-column">
      <style:table-column-properties style:column-width="2.858cm"/>
    </style:style>
    <style:style style:name="Πίνακας4.G" style:family="table-column">
      <style:table-column-properties style:column-width="1.349cm"/>
    </style:style>
    <style:style style:name="Πίνακας4.A1" style:family="table-cell">
      <style:table-cell-properties fo:padding="0.097cm" fo:border-left="0.002cm solid #000000" fo:border-right="none" fo:border-top="0.002cm solid #000000" fo:border-bottom="0.002cm solid #000000"/>
    </style:style>
    <style:style style:name="Πίνακας4.G1" style:family="table-cell">
      <style:table-cell-properties fo:padding="0.097cm" fo:border="0.002cm solid #000000"/>
    </style:style>
    <style:style style:name="Πίνακας4.A2" style:family="table-cell">
      <style:table-cell-properties fo:padding="0.097cm" fo:border-left="0.002cm solid #000000" fo:border-right="none" fo:border-top="none" fo:border-bottom="0.002cm solid #000000"/>
    </style:style>
    <style:style style:name="Πίνακας4.C2" style:family="table-cell" style:data-style-name="N0">
      <style:table-cell-properties fo:padding="0.097cm" fo:border-left="0.002cm solid #000000" fo:border-right="none" fo:border-top="none" fo:border-bottom="0.002cm solid #000000"/>
    </style:style>
    <style:style style:name="Πίνακας4.G2" style:family="table-cell" style:data-style-name="N0">
      <style:table-cell-properties fo:padding="0.097cm" fo:border-left="0.002cm solid #000000" fo:border-right="0.002cm solid #000000" fo:border-top="none" fo:border-bottom="0.002cm solid #000000"/>
    </style:style>
    <style:style style:name="Πίνακας4.G6"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style:font-name="Times New Roman" fo:font-size="12pt" style:font-size-asian="12pt" style:font-size-complex="12pt"/>
    </style:style>
    <style:style style:name="P6" style:family="paragraph" style:parent-style-name="Table_20_Contents">
      <style:text-properties fo:font-weight="bold" style:font-weight-asian="bold" style:font-weight-complex="bold"/>
    </style:style>
    <style:style style:name="P7" style:family="paragraph" style:parent-style-name="Table_20_Heading">
      <style:paragraph-properties fo:text-align="start" style:justify-single-word="false"/>
      <style:text-properties style:font-name="Times New Roman" fo:font-size="12pt" style:font-size-asian="12pt" style:font-size-complex="12pt"/>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background-color="#e6e6ff">
        <style:background-image/>
      </style:paragraph-properties>
    </style:style>
    <style:style style:name="P11" style:family="paragraph" style:parent-style-name="Standard">
      <style:paragraph-properties fo:background-color="#e6e6ff">
        <style:background-image/>
      </style:paragraph-properties>
      <style:text-properties style:use-window-font-color="true" fo:font-weight="bold" style:font-weight-asian="bold" style:font-weight-complex="bold"/>
    </style:style>
    <style:style style:name="P12" style:family="paragraph" style:parent-style-name="Standard">
      <style:paragraph-properties fo:background-color="#cfe7f5">
        <style:background-image/>
      </style:paragraph-properties>
      <style:text-properties fo:font-weight="bold" style:font-weight-asian="bold" style:font-weight-complex="bold"/>
    </style:style>
    <style:style style:name="T1" style:family="text">
      <style:text-properties style:font-name="Times New Roman" fo:font-size="12pt" style:font-size-asian="12pt" style:font-size-complex="12pt"/>
    </style:style>
    <style:style style:name="T2" style:family="text">
      <style:text-properties fo:font-weight="bold" style:font-weight-asian="bold" style:font-weight-complex="bold"/>
    </style: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1">PENETRATION TESTING REPORT</text:p>
      <text:p text:style-name="P10"/>
      <text:p text:style-name="P12">DEBIAN WORDPRESS SERVER SECURITY ASSESSMENT</text:p>
      <text:p text:style-name="P1"/>
      <text:p text:style-name="P1"/>
      <text:p text:style-name="P1">DOCUMENT INFORMATION</text:p>
      <text:p text:style-name="P1"/>
      <table:table table:name="Πίνακας1" table:style-name="Πίνακας1">
        <table:table-column table:style-name="Πίνακας1.A"/>
        <table:table-column table:style-name="Πίνακας1.B"/>
        <table:table-row>
          <table:table-cell table:style-name="Πίνακας1.A1" office:value-type="string">
            <text:p text:style-name="P7">Field</text:p>
          </table:table-cell>
          <table:table-cell table:style-name="Πίνακας1.B1" office:value-type="string">
            <text:p text:style-name="P7">Value</text:p>
          </table:table-cell>
        </table:table-row>
        <table:table-row>
          <table:table-cell table:style-name="Πίνακας1.A2" office:value-type="string">
            <text:p text:style-name="P4"><text:span text:style-name="Strong_20_Emphasis"><text:span text:style-name="T1">Client:</text:span></text:span></text:p>
          </table:table-cell>
          <table:table-cell table:style-name="Πίνακας1.B2" office:value-type="string">
            <text:p text:style-name="P5">4Geeks Academy</text:p>
          </table:table-cell>
        </table:table-row>
        <table:table-row>
          <table:table-cell table:style-name="Πίνακας1.A2" office:value-type="string">
            <text:p text:style-name="P4"><text:span text:style-name="Strong_20_Emphasis"><text:span text:style-name="T1">Target System:</text:span></text:span></text:p>
          </table:table-cell>
          <table:table-cell table:style-name="Πίνακας1.B2" office:value-type="string">
            <text:p text:style-name="P5">Debian WordPress Server (10.0.2.17)</text:p>
          </table:table-cell>
        </table:table-row>
        <table:table-row>
          <table:table-cell table:style-name="Πίνακας1.A2" office:value-type="string">
            <text:p text:style-name="P4"><text:span text:style-name="Strong_20_Emphasis"><text:span text:style-name="T1">Test Period:</text:span></text:span></text:p>
          </table:table-cell>
          <table:table-cell table:style-name="Πίνακας1.B2" office:value-type="string">
            <text:p text:style-name="P5">17/06/2025 - 30/06/2025</text:p>
          </table:table-cell>
        </table:table-row>
        <table:table-row>
          <table:table-cell table:style-name="Πίνακας1.A2" office:value-type="string">
            <text:p text:style-name="P4"><text:span text:style-name="Strong_20_Emphasis"><text:span text:style-name="T1">Report Date:</text:span></text:span></text:p>
          </table:table-cell>
          <table:table-cell table:style-name="Πίνακας1.B5" office:value-type="date" office:date-value="2025-06-30">
            <text:p text:style-name="P5">30/06/25</text:p>
          </table:table-cell>
        </table:table-row>
        <table:table-row>
          <table:table-cell table:style-name="Πίνακας1.A2" office:value-type="string">
            <text:p text:style-name="P4"><text:span text:style-name="Strong_20_Emphasis"><text:span text:style-name="T1">Prepared By:</text:span></text:span></text:p>
          </table:table-cell>
          <table:table-cell table:style-name="Πίνακας1.B2" office:value-type="string">
            <text:p text:style-name="P5">Paul Saripanidis / Cybersecurity Analyst</text:p>
          </table:table-cell>
        </table:table-row>
        <table:table-row>
          <table:table-cell table:style-name="Πίνακας1.A2" office:value-type="string">
            <text:p text:style-name="P4"><text:span text:style-name="Strong_20_Emphasis"><text:span text:style-name="T1">Company:</text:span></text:span></text:p>
          </table:table-cell>
          <table:table-cell table:style-name="Πίνακας1.B2" office:value-type="string">
            <text:p text:style-name="P5">Auditronix</text:p>
          </table:table-cell>
        </table:table-row>
        <table:table-row>
          <table:table-cell table:style-name="Πίνακας1.A2" office:value-type="string">
            <text:p text:style-name="P4"><text:span text:style-name="Strong_20_Emphasis"><text:span text:style-name="T1">Version:</text:span></text:span></text:p>
          </table:table-cell>
          <table:table-cell table:style-name="Πίνακας1.B2" office:value-type="string">
            <text:p text:style-name="P5">1.0</text:p>
          </table:table-cell>
        </table:table-row>
      </table:table>
      <text:p text:style-name="P1"/>
      <text:p text:style-name="P1">EXECUTIVE SUMMARY</text:p>
      <text:p text:style-name="P1"/>
      <text:p text:style-name="P1">Overview</text:p>
      <text:p text:style-name="P1"/>
      <text:p text:style-name="P2">This penetration testing engagement was conducted against a Debian-based WordPress server environment to identify security vulnerabilities and assess the overall security posture. The assessment included network reconnaissance, vulnerability scanning, credential analysis, and system hardening verification.</text:p>
      <text:p text:style-name="P2"/>
      <text:p text:style-name="P1">Key Findings</text:p>
      <text:p text:style-name="P1"/>
      <table:table table:name="Πίνακας2" table:style-name="Πίνακας2">
        <table:table-column table:style-name="Πίνακας2.A"/>
        <table:table-column table:style-name="Πίνακας2.B"/>
        <table:table-row>
          <table:table-cell table:style-name="Πίνακας2.A1" office:value-type="string">
            <text:p text:style-name="P6">Critical Vulnerabilities</text:p>
          </table:table-cell>
          <table:table-cell table:style-name="Πίνακας2.B1" office:value-type="string">
            <text:p text:style-name="Table_20_Contents">0 identified</text:p>
          </table:table-cell>
        </table:table-row>
        <table:table-row>
          <table:table-cell table:style-name="Πίνακας2.A2" office:value-type="string">
            <text:p text:style-name="P6">High-Risk Vulnerabilities</text:p>
          </table:table-cell>
          <table:table-cell table:style-name="Πίνακας2.B2" office:value-type="string">
            <text:p text:style-name="Table_20_Contents">6 identified</text:p>
          </table:table-cell>
        </table:table-row>
        <table:table-row>
          <table:table-cell table:style-name="Πίνακας2.A2" office:value-type="string">
            <text:p text:style-name="P6">Medium-Risk Vulnerabilities</text:p>
          </table:table-cell>
          <table:table-cell table:style-name="Πίνακας2.B2" office:value-type="string">
            <text:p text:style-name="Table_20_Contents">5 identified</text:p>
          </table:table-cell>
        </table:table-row>
        <table:table-row>
          <table:table-cell table:style-name="Πίνακας2.A2" office:value-type="string">
            <text:p text:style-name="P6">Low-Risk Vulnerabilities</text:p>
          </table:table-cell>
          <table:table-cell table:style-name="Πίνακας2.B2" office:value-type="string">
            <text:p text:style-name="Table_20_Contents">0 identified</text:p>
          </table:table-cell>
        </table:table-row>
        <table:table-row>
          <table:table-cell table:style-name="Πίνακας2.A2" office:value-type="string">
            <text:p text:style-name="P6">Informational Findings</text:p>
          </table:table-cell>
          <table:table-cell table:style-name="Πίνακας2.B2" office:value-type="string">
            <text:p text:style-name="Table_20_Contents">0 identified</text:p>
          </table:table-cell>
        </table:table-row>
      </table:table>
      <text:p text:style-name="P2"/>
      <text:p text:style-name="P1">Business Impact</text:p>
      <text:p text:style-name="P1"/>
      <text:p text:style-name="P2">The identified vulnerabilities pose significant risks to the confidentiality, integrity, and availability of the WordPress application and underlying system. Weak authentication credentials, insecure service configurations, and unpatched software components create multiple attack vectors that could lead to complete system compromise, data breach, and service disruption.</text:p>
      <text:p text:style-name="P2"/>
      <text:p text:style-name="P1">Overall Security Posture</text:p>
      <text:p text:style-name="P1"/>
      <text:p text:style-name="P2">The target system demonstrates poor security practices with multiple high-severity vulnerabilities. Immediate remediation is required to prevent potential security incidents. However, the assessment also documents successful implementation of security controls following vulnerability identification.</text:p>
      <text:p text:style-name="P2"><text:soft-page-break/></text:p>
      <text:p text:style-name="P1">Immediate Actions Required</text:p>
      <text:p text:style-name="P1"/>
      <text:p text:style-name="P2"><text:span text:style-name="T2">Strengthen all user account passwords</text:span> across WordPress, MySQL, and system accounts </text:p>
      <text:p text:style-name="P2"><text:span text:style-name="T2">Disable SSH root login</text:span> and implement key-based authentication </text:p>
      <text:p text:style-name="P2"><text:span text:style-name="T2">Remove or secure unused services</text:span> including FTP and outdated plugins </text:p>
      <text:p text:style-name="P2"><text:span text:style-name="T2">Update all WordPress components</text:span> and apply security patches</text:p>
      <text:p text:style-name="P2"><text:span text:style-name="T2">Address the Apache misconfiguration</text:span> immediately</text:p>
      <text:p text:style-name="P2"/>
      <text:p text:style-name="P1">SCOPE AND METHODOLOGY</text:p>
      <text:p text:style-name="P1"/>
      <text:p text:style-name="P1">Scope of Testing</text:p>
      <text:p text:style-name="P2"/>
      <text:p text:style-name="P1">In-Scope Systems</text:p>
      <text:p text:style-name="P1"/>
      <text:p text:style-name="P2"><text:span text:style-name="T2">Target Host:</text:span> 10.0.2.17 (Debian WordPress Server) </text:p>
      <text:p text:style-name="P2"><text:span text:style-name="T2">Services:</text:span> HTTP (80), SSH (22), FTP (21), MySQL (3306) </text:p>
      <text:p text:style-name="P2"><text:span text:style-name="T2">Applications:</text:span> WordPress installation with plugins and themes </text:p>
      <text:p text:style-name="P2"><text:span text:style-name="T2">Operating System:</text:span> Debian Linux</text:p>
      <text:p text:style-name="P2"/>
      <text:p text:style-name="P1">Testing Approach</text:p>
      <text:p text:style-name="P1"/>
      <text:p text:style-name="P2">Black-box testing methodology </text:p>
      <text:p text:style-name="P2">Automated vulnerability scanning </text:p>
      <text:p text:style-name="P2">Manual verification and exploitation </text:p>
      <text:p text:style-name="P2">Credential analysis and password cracking </text:p>
      <text:p text:style-name="P2">System hardening verification</text:p>
      <text:p text:style-name="P2"/>
      <text:p text:style-name="P1">Methodology</text:p>
      <text:p text:style-name="P1"/>
      <text:p text:style-name="P1">Testing Standards</text:p>
      <text:p text:style-name="P1"/>
      <text:p text:style-name="P2">OWASP Testing Guide v4.2 </text:p>
      <text:p text:style-name="P2">NIST SP 800-115 </text:p>
      <text:p text:style-name="P2">PTES (Penetration Testing Execution Standard)</text:p>
      <text:p text:style-name="P2"/>
      <text:p text:style-name="P1">Testing Phases</text:p>
      <text:p text:style-name="P1"/>
      <text:p text:style-name="P2"><text:span text:style-name="T2">Reconnaissance:</text:span> Network discovery and service enumeration </text:p>
      <text:p text:style-name="P2"><text:span text:style-name="T2">Vulnerability Assessment:</text:span> Automated scanning with Nessus and Nmap </text:p>
      <text:p text:style-name="P2"><text:span text:style-name="T2">Exploitation:</text:span> Manual verification of identified vulnerabilities </text:p>
      <text:p text:style-name="P2"><text:span text:style-name="T2">Credential Analysis:</text:span> Password hash extraction and cracking </text:p>
      <text:p text:style-name="P2"><text:span text:style-name="T2">System Analysis:</text:span> Log review and configuration assessment </text:p>
      <text:p text:style-name="P2"><text:span text:style-name="T2">Remediation Verification:</text:span> Post-fix validation scanning</text:p>
      <text:p text:style-name="P2"/>
      <text:p text:style-name="P1">Tools Utilized</text:p>
      <text:p text:style-name="P1"/>
      <text:p text:style-name="P2"><text:span text:style-name="T2">Network Scanners:</text:span> Nmap with NSE scripts </text:p>
      <text:p text:style-name="P2"><text:span text:style-name="T2">Vulnerability Scanners:</text:span> Nessus Essentials </text:p>
      <text:p text:style-name="P2"><text:span text:style-name="T2">Password Cracking:</text:span> Hashcat, hash-identifier </text:p>
      <text:p text:style-name="P2"><text:span text:style-name="T2">System Analysis:</text:span> journalctl, Rootkit Hunter (rkhunter) </text:p>
      <text:p text:style-name="P2"><text:span text:style-name="T2">WordPress Tools:</text:span> WP-CLI for updates and configuration</text:p>
      <text:p text:style-name="P2"><text:soft-page-break/></text:p>
      <text:p text:style-name="P1">RISK ASSESSMENT SUMMARY</text:p>
      <text:p text:style-name="P1"/>
      <text:p text:style-name="P1">Vulnerability Summary by Risk Level</text:p>
      <text:p text:style-name="P1"/>
      <table:table table:name="Πίνακας3" table:style-name="Πίνακας3">
        <table:table-column table:style-name="Πίνακας3.A"/>
        <table:table-column table:style-name="Πίνακας3.B"/>
        <table:table-column table:style-name="Πίνακας3.C"/>
        <table:table-row>
          <table:table-cell table:style-name="Πίνακας3.A1" office:value-type="string">
            <text:p text:style-name="P7">Risk Level</text:p>
          </table:table-cell>
          <table:table-cell table:style-name="Πίνακας3.A1" office:value-type="string">
            <text:p text:style-name="P7">Count</text:p>
          </table:table-cell>
          <table:table-cell table:style-name="Πίνακας3.C1" office:value-type="string">
            <text:p text:style-name="P7">Percentage</text:p>
          </table:table-cell>
        </table:table-row>
        <table:table-row>
          <table:table-cell table:style-name="Πίνακας3.A2" office:value-type="string">
            <text:p text:style-name="P5">Critical</text:p>
          </table:table-cell>
          <table:table-cell table:style-name="Πίνακας3.A2" office:value-type="string">
            <text:p text:style-name="P5">0</text:p>
          </table:table-cell>
          <table:table-cell table:style-name="Πίνακας3.C2" office:value-type="string">
            <text:p text:style-name="P5">0%</text:p>
          </table:table-cell>
        </table:table-row>
        <table:table-row>
          <table:table-cell table:style-name="Πίνακας3.A2" office:value-type="string">
            <text:p text:style-name="P5">High</text:p>
          </table:table-cell>
          <table:table-cell table:style-name="Πίνακας3.A2" office:value-type="string">
            <text:p text:style-name="P5">6</text:p>
          </table:table-cell>
          <table:table-cell table:style-name="Πίνακας3.C3" office:value-type="percentage" office:value="0.5455">
            <text:p text:style-name="P5">54,55%</text:p>
          </table:table-cell>
        </table:table-row>
        <table:table-row>
          <table:table-cell table:style-name="Πίνακας3.A2" office:value-type="string">
            <text:p text:style-name="P5">Medium</text:p>
          </table:table-cell>
          <table:table-cell table:style-name="Πίνακας3.B4" office:value-type="float" office:value="5">
            <text:p text:style-name="P5">5</text:p>
          </table:table-cell>
          <table:table-cell table:style-name="Πίνακας3.C3" office:value-type="percentage" office:value="0.4545">
            <text:p text:style-name="P5">45,45%</text:p>
          </table:table-cell>
        </table:table-row>
        <table:table-row>
          <table:table-cell table:style-name="Πίνακας3.A2" office:value-type="string">
            <text:p text:style-name="P5">Low</text:p>
          </table:table-cell>
          <table:table-cell table:style-name="Πίνακας3.A2" office:value-type="string">
            <text:p text:style-name="P5">0</text:p>
          </table:table-cell>
          <table:table-cell table:style-name="Πίνακας3.C2" office:value-type="string">
            <text:p text:style-name="P5">0%</text:p>
          </table:table-cell>
        </table:table-row>
        <table:table-row>
          <table:table-cell table:style-name="Πίνακας3.A2" office:value-type="string">
            <text:p text:style-name="P5">Informational</text:p>
          </table:table-cell>
          <table:table-cell table:style-name="Πίνακας3.B4" office:value-type="float" office:value="0">
            <text:p text:style-name="P5">0</text:p>
          </table:table-cell>
          <table:table-cell table:style-name="Πίνακας3.C3" office:value-type="percentage" office:value="0">
            <text:p text:style-name="P5">0,00%</text:p>
          </table:table-cell>
        </table:table-row>
        <table:table-row>
          <table:table-cell table:style-name="Πίνακας3.A2" office:value-type="string">
            <text:p text:style-name="P4"><text:span text:style-name="Strong_20_Emphasis"><text:span text:style-name="T1">Total</text:span></text:span></text:p>
          </table:table-cell>
          <table:table-cell table:style-name="Πίνακας3.A2" office:value-type="string">
            <text:p text:style-name="P4"><text:span text:style-name="Strong_20_Emphasis"><text:span text:style-name="T1">11</text:span></text:span></text:p>
          </table:table-cell>
          <table:table-cell table:style-name="Πίνακας3.C2" office:value-type="string">
            <text:p text:style-name="P4"><text:span text:style-name="Strong_20_Emphasis"><text:span text:style-name="T1">100%</text:span></text:span></text:p>
          </table:table-cell>
        </table:table-row>
      </table:table>
      <text:p text:style-name="P1"/>
      <text:p text:style-name="P1">Vulnerability Summary by Category</text:p>
      <text:p text:style-name="P1"/>
      <table:table table:name="Πίνακας4" table:style-name="Πίνακας4">
        <table:table-column table:style-name="Πίνακας4.A"/>
        <table:table-column table:style-name="Πίνακας4.B"/>
        <table:table-column table:style-name="Πίνακας4.C"/>
        <table:table-column table:style-name="Πίνακας4.D"/>
        <table:table-column table:style-name="Πίνακας4.E"/>
        <table:table-column table:style-name="Πίνακας4.F"/>
        <table:table-column table:style-name="Πίνακας4.G"/>
        <table:table-row>
          <table:table-cell table:style-name="Πίνακας4.A1" office:value-type="string">
            <text:p text:style-name="P7">Category</text:p>
          </table:table-cell>
          <table:table-cell table:style-name="Πίνακας4.A1" office:value-type="string">
            <text:p text:style-name="P7">Critical</text:p>
          </table:table-cell>
          <table:table-cell table:style-name="Πίνακας4.A1" office:value-type="string">
            <text:p text:style-name="P7">High</text:p>
          </table:table-cell>
          <table:table-cell table:style-name="Πίνακας4.A1" office:value-type="string">
            <text:p text:style-name="P7">Medium</text:p>
          </table:table-cell>
          <table:table-cell table:style-name="Πίνακας4.A1" office:value-type="string">
            <text:p text:style-name="P7">Low</text:p>
          </table:table-cell>
          <table:table-cell table:style-name="Πίνακας4.A1" office:value-type="string">
            <text:p text:style-name="P7">Informational</text:p>
          </table:table-cell>
          <table:table-cell table:style-name="Πίνακας4.G1" office:value-type="string">
            <text:p text:style-name="P7">Total</text:p>
          </table:table-cell>
        </table:table-row>
        <table:table-row>
          <table:table-cell table:style-name="Πίνακας4.A2" office:value-type="string">
            <text:p text:style-name="P5">Authentication</text:p>
          </table:table-cell>
          <table:table-cell table:style-name="Πίνακας4.A2" office:value-type="string">
            <text:p text:style-name="P5">0</text:p>
          </table:table-cell>
          <table:table-cell table:style-name="Πίνακας4.C2" office:value-type="float" office:value="5">
            <text:p text:style-name="P5">5</text:p>
          </table:table-cell>
          <table:table-cell table:style-name="Πίνακας4.A2" office:value-type="string">
            <text:p text:style-name="P5">0</text:p>
          </table:table-cell>
          <table:table-cell table:style-name="Πίνακας4.A2" office:value-type="string">
            <text:p text:style-name="P5">0</text:p>
          </table:table-cell>
          <table:table-cell table:style-name="Πίνακας4.A2" office:value-type="string">
            <text:p text:style-name="P5">0</text:p>
          </table:table-cell>
          <table:table-cell table:style-name="Πίνακας4.G2" office:value-type="float" office:value="5">
            <text:p text:style-name="P5">5</text:p>
          </table:table-cell>
        </table:table-row>
        <table:table-row>
          <table:table-cell table:style-name="Πίνακας4.A2" office:value-type="string">
            <text:p text:style-name="P5">Network Security</text:p>
          </table:table-cell>
          <table:table-cell table:style-name="Πίνακας4.A2" office:value-type="string">
            <text:p text:style-name="P5">0</text:p>
          </table:table-cell>
          <table:table-cell table:style-name="Πίνακας4.C2" office:value-type="float" office:value="1">
            <text:p text:style-name="P5">1</text:p>
          </table:table-cell>
          <table:table-cell table:style-name="Πίνακας4.C2" office:value-type="float" office:value="2">
            <text:p text:style-name="P5">2</text:p>
          </table:table-cell>
          <table:table-cell table:style-name="Πίνακας4.A2" office:value-type="string">
            <text:p text:style-name="P5">0</text:p>
          </table:table-cell>
          <table:table-cell table:style-name="Πίνακας4.C2" office:value-type="float" office:value="0">
            <text:p text:style-name="P5">0</text:p>
          </table:table-cell>
          <table:table-cell table:style-name="Πίνακας4.G2" office:value-type="float" office:value="3">
            <text:p text:style-name="P5">3</text:p>
          </table:table-cell>
        </table:table-row>
        <table:table-row>
          <table:table-cell table:style-name="Πίνακας4.A2" office:value-type="string">
            <text:p text:style-name="P5">Web Application</text:p>
          </table:table-cell>
          <table:table-cell table:style-name="Πίνακας4.A2" office:value-type="string">
            <text:p text:style-name="P5">0</text:p>
          </table:table-cell>
          <table:table-cell table:style-name="Πίνακας4.C2" office:value-type="float" office:value="0">
            <text:p text:style-name="P5">0</text:p>
          </table:table-cell>
          <table:table-cell table:style-name="Πίνακας4.C2" office:value-type="float" office:value="1">
            <text:p text:style-name="P5">1</text:p>
          </table:table-cell>
          <table:table-cell table:style-name="Πίνακας4.A2" office:value-type="string">
            <text:p text:style-name="P5">0</text:p>
          </table:table-cell>
          <table:table-cell table:style-name="Πίνακας4.C2" office:value-type="float" office:value="0">
            <text:p text:style-name="P5">0</text:p>
          </table:table-cell>
          <table:table-cell table:style-name="Πίνακας4.G2" office:value-type="float" office:value="1">
            <text:p text:style-name="P5">1</text:p>
          </table:table-cell>
        </table:table-row>
        <table:table-row>
          <table:table-cell table:style-name="Πίνακας4.A2" office:value-type="string">
            <text:p text:style-name="P5">System Security</text:p>
          </table:table-cell>
          <table:table-cell table:style-name="Πίνακας4.A2" office:value-type="string">
            <text:p text:style-name="P5">0</text:p>
          </table:table-cell>
          <table:table-cell table:style-name="Πίνακας4.C2" office:value-type="float" office:value="0">
            <text:p text:style-name="P5">0</text:p>
          </table:table-cell>
          <table:table-cell table:style-name="Πίνακας4.C2" office:value-type="float" office:value="2">
            <text:p text:style-name="P5">2</text:p>
          </table:table-cell>
          <table:table-cell table:style-name="Πίνακας4.A2" office:value-type="string">
            <text:p text:style-name="P5">0</text:p>
          </table:table-cell>
          <table:table-cell table:style-name="Πίνακας4.C2" office:value-type="float" office:value="0">
            <text:p text:style-name="P5">0</text:p>
          </table:table-cell>
          <table:table-cell table:style-name="Πίνακας4.G2" office:value-type="float" office:value="2">
            <text:p text:style-name="P5">2</text:p>
          </table:table-cell>
        </table:table-row>
        <table:table-row>
          <table:table-cell table:style-name="Πίνακας4.A2" office:value-type="string">
            <text:p text:style-name="P4"><text:span text:style-name="Strong_20_Emphasis"><text:span text:style-name="T1">Total</text:span></text:span></text:p>
          </table:table-cell>
          <table:table-cell table:style-name="Πίνακας4.A2" office:value-type="string">
            <text:p text:style-name="P4"><text:span text:style-name="Strong_20_Emphasis"><text:span text:style-name="T1">0</text:span></text:span></text:p>
          </table:table-cell>
          <table:table-cell table:style-name="Πίνακας4.C2" office:value-type="float" office:value="6">
            <text:p text:style-name="P4"><text:span text:style-name="Strong_20_Emphasis"><text:span text:style-name="T1">6</text:span></text:span></text:p>
          </table:table-cell>
          <table:table-cell table:style-name="Πίνακας4.C2" office:value-type="float" office:value="5">
            <text:p text:style-name="P4"><text:span text:style-name="Strong_20_Emphasis"><text:span text:style-name="T1">5</text:span></text:span></text:p>
          </table:table-cell>
          <table:table-cell table:style-name="Πίνακας4.A2" office:value-type="string">
            <text:p text:style-name="P4"><text:span text:style-name="Strong_20_Emphasis"><text:span text:style-name="T1">0</text:span></text:span></text:p>
          </table:table-cell>
          <table:table-cell table:style-name="Πίνακας4.C2" office:value-type="float" office:value="0">
            <text:p text:style-name="P4"><text:span text:style-name="Strong_20_Emphasis"><text:span text:style-name="T1">0</text:span></text:span></text:p>
          </table:table-cell>
          <table:table-cell table:style-name="Πίνακας4.G6" office:value-type="string">
            <text:p text:style-name="P4"><text:span text:style-name="Strong_20_Emphasis"><text:span text:style-name="T1">11</text:span></text:span></text:p>
          </table:table-cell>
        </table:table-row>
      </table:table>
      <text:p text:style-name="P1"/>
      <text:p text:style-name="P1">TECHNICAL FINDINGS</text:p>
      <text:p text:style-name="P1"/>
      <text:p text:style-name="P12">[VULN-001] - Weak System Account Password</text:p>
      <text:p text:style-name="P1"/>
      <text:p text:style-name="P2"><text:span text:style-name="T2">Risk Level:</text:span> High</text:p>
      <text:p text:style-name="P2"><text:span text:style-name="T2">CVSS Score:</text:span> N/A</text:p>
      <text:p text:style-name="P2"><text:span text:style-name="T2">CWE ID:</text:span> CWE-521 (Weak Password Requirements)</text:p>
      <text:p text:style-name="P2"/>
      <text:p text:style-name="P1">Description</text:p>
      <text:p text:style-name="P2"/>
      <text:p text:style-name="P2">The system account 'debian' is configured with an extremely weak password "123456". This vulnerability allows unauthorized access to the system through various authentication mechanisms including SSH and local login.</text:p>
      <text:p text:style-name="P2"/>
      <text:p text:style-name="P1">Affected Systems</text:p>
      <text:p text:style-name="P1"/>
      <text:p text:style-name="P2">Target Host: 10.0.2.17 </text:p>
      <text:p text:style-name="P2">Account: debian (system user)</text:p>
      <text:p text:style-name="P2"/>
      <text:p text:style-name="P1">Impact</text:p>
      <text:p text:style-name="P1"/>
      <text:p text:style-name="P2">An attacker with network access could perform brute-force attacks against the system account, leading to complete system compromise, privilege escalation, and potential lateral movement within the network.</text:p>
      <text:p text:style-name="P2"/>
      <text:p text:style-name="P2"><text:soft-page-break/></text:p>
      <text:p text:style-name="P1">Proof of Concept</text:p>
      <text:p text:style-name="P1"/>
      <text:p text:style-name="P2">Username: debian</text:p>
      <text:p text:style-name="P2">Password: 123456</text:p>
      <text:p text:style-name="P2">Authentication: Successfully verified through multiple services</text:p>
      <text:p text:style-name="P2"/>
      <text:p text:style-name="P1">Remediation</text:p>
      <text:p text:style-name="P1"/>
      <text:p text:style-name="P1">Immediate Actions:</text:p>
      <text:p text:style-name="P1"/>
      <text:p text:style-name="P2">Change the debian user password to a strong, complex password meeting organizational policy </text:p>
      <text:p text:style-name="P2">Implement account lockout policies to prevent brute-force attacks </text:p>
      <text:p text:style-name="P2"/>
      <text:p text:style-name="P1">Long-term Actions:</text:p>
      <text:p text:style-name="P1"/>
      <text:p text:style-name="P2">Enforce strong password policies system-wide </text:p>
      <text:p text:style-name="P2">Implement multi-factor authentication where possible</text:p>
      <text:p text:style-name="P2"/>
      <text:p text:style-name="P12">[VULN-002] - WordPress Admin Weak Credentials</text:p>
      <text:p text:style-name="P1"/>
      <text:p text:style-name="P2"><text:span text:style-name="T2">Risk Level:</text:span> High</text:p>
      <text:p text:style-name="P2"><text:span text:style-name="T2">CVSS Score:</text:span> N/A</text:p>
      <text:p text:style-name="P2"><text:span text:style-name="T2">CWE ID:</text:span> CWE-521 (Weak Password Requirements)</text:p>
      <text:p text:style-name="P2"/>
      <text:p text:style-name="P1">Description</text:p>
      <text:p text:style-name="P1"/>
      <text:p text:style-name="P2">The WordPress administrative account uses predictable weak credentials that are susceptible to dictionary and brute-force attacks.</text:p>
      <text:p text:style-name="P2"/>
      <text:p text:style-name="P1">Affected Systems</text:p>
      <text:p text:style-name="P1"/>
      <text:p text:style-name="P2">WordPress Installation: localhost/wp-login.php </text:p>
      <text:p text:style-name="P2">Account: wordpress-user </text:p>
      <text:p text:style-name="P2">Password: wordpressuser123456</text:p>
      <text:p text:style-name="P2"/>
      <text:p text:style-name="P1">Impact</text:p>
      <text:p text:style-name="P1"/>
      <text:p text:style-name="P2">Unauthorized access to WordPress administration could lead to website defacement, malware injection, data theft, customer information compromise, and complete website takeover.</text:p>
      <text:p text:style-name="P2"/>
      <text:p text:style-name="P1">Remediation</text:p>
      <text:p text:style-name="P1"/>
      <text:p text:style-name="P1">Implemented Fix:</text:p>
      <text:p text:style-name="P1"/>
      <text:p text:style-name="P2">Created new administrative user 'Paul-5678' with strong password </text:p>
      <text:p text:style-name="P2">Removed the weak 'wordpress-user' account </text:p>
      <text:p text:style-name="P2">Transferred content ownership to the new secure account</text:p>
      <text:p text:style-name="P2"/>
      <text:p text:style-name="P2"/>
      <text:p text:style-name="P2"/>
      <text:p text:style-name="P2"/>
      <text:p text:style-name="P2"><text:soft-page-break/></text:p>
      <text:p text:style-name="P12">[VULN-003] - MySQL Database Weak Passwords</text:p>
      <text:p text:style-name="P1"/>
      <text:p text:style-name="P2"><text:span text:style-name="T2">Risk Level:</text:span> High</text:p>
      <text:p text:style-name="P2"><text:span text:style-name="T2">CVSS Score:</text:span> N/A</text:p>
      <text:p text:style-name="P2"><text:span text:style-name="T2">CWE ID:</text:span> CWE-521 (Weak Password Requirements)</text:p>
      <text:p text:style-name="P2"/>
      <text:p text:style-name="P1">Description</text:p>
      <text:p text:style-name="P1"/>
      <text:p text:style-name="P2">Multiple MySQL/MariaDB user accounts are configured with weak or default passwords, including system-critical accounts.</text:p>
      <text:p text:style-name="P2"/>
      <text:p text:style-name="P1">Affected Systems</text:p>
      <text:p text:style-name="P1"/>
      <text:p text:style-name="P2">MySQL/MariaDB Service on 10.0.2.17 </text:p>
      <text:p text:style-name="P2">Affected accounts: root, wordpressuser, user, mysql, mariadb.sys</text:p>
      <text:p text:style-name="P2"/>
      <text:p text:style-name="P1">Impact</text:p>
      <text:p text:style-name="P1"/>
      <text:p text:style-name="P2">Database compromise could lead to complete data breach, data manipulation, service disruption, and potential system-level access through database server exploitation.</text:p>
      <text:p text:style-name="P2"/>
      <text:p text:style-name="P1">Proof of Concept</text:p>
      <text:p text:style-name="P1"/>
      <text:p text:style-name="P1">Password Analysis Results:</text:p>
      <text:p text:style-name="P1"/>
      <text:p text:style-name="P2">root: 123456 (cracked using hashcat)</text:p>
      <text:p text:style-name="P2">wordpressuser: 123456 (identical hash to root)</text:p>
      <text:p text:style-name="P2">Hash: 6BB4837EB74329105EE4568DDA7DC67ED2CA2AD9</text:p>
      <text:p text:style-name="P2">Attack Method: Dictionary attack successful<text:line-break/></text:p>
      <text:p text:style-name="P1">Remediation</text:p>
      <text:p text:style-name="P1"/>
      <text:p text:style-name="P1">Implemented Fixes:</text:p>
      <text:p text:style-name="P1"/>
      <text:p text:style-name="P2">Updated all MySQL user passwords with strong, unique credentials </text:p>
      <text:p text:style-name="P2">Locked mariadb.sys system account </text:p>
      <text:p text:style-name="P2">Implemented proper privilege separ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2">[VULN-004] - SSH Root Login Enabled</text:p>
      <text:p text:style-name="P1"/>
      <text:p text:style-name="P2"><text:span text:style-name="T2">Risk Level:</text:span> High</text:p>
      <text:p text:style-name="P2"><text:span text:style-name="T2">CVSS Score:</text:span> N/A</text:p>
      <text:p text:style-name="P2"><text:span text:style-name="T2">CWE ID:</text:span> CWE-306 (Missing Authentication for Critical Function)</text:p>
      <text:p text:style-name="P2"/>
      <text:p text:style-name="P1">Description</text:p>
      <text:p text:style-name="P1"/>
      <text:p text:style-name="P2">SSH root login is enabled, allowing direct administrative access over the network. Log analysis revealed successful root login from IP 192.168.0.134.</text:p>
      <text:p text:style-name="P2"/>
      <text:p text:style-name="P1">Affected Systems</text:p>
      <text:p text:style-name="P1"/>
      <text:p text:style-name="P2">SSH Service on port 22 (10.0.2.17) </text:p>
      <text:p text:style-name="P2">Root account with weak password</text:p>
      <text:p text:style-name="P2"/>
      <text:p text:style-name="P1">Impact</text:p>
      <text:p text:style-name="P1"/>
      <text:p text:style-name="P2">Direct root access bypasses normal user privilege escalation controls and provides immediate administrative access to attackers.</text:p>
      <text:p text:style-name="P2"/>
      <text:p text:style-name="P1">Proof of Concept</text:p>
      <text:p text:style-name="P1"/>
      <text:p text:style-name="P1">Log Evidence:</text:p>
      <text:p text:style-name="P1"/>
      <text:p text:style-name="P2">Source: journalctl -u ssh</text:p>
      <text:p text:style-name="P2">Entry: "accepted password for root from 192.168.0.134 port 45623 ssh2"</text:p>
      <text:p text:style-name="P2">Authentication: Password-based (insecure)</text:p>
      <text:p text:style-name="P2"/>
      <text:p text:style-name="P1">Remediation</text:p>
      <text:p text:style-name="P1"/>
      <text:p text:style-name="P1">Implemented Fixes:</text:p>
      <text:p text:style-name="P1"/>
      <text:p text:style-name="P2">Disabled root SSH login (PermitRootLogin no) </text:p>
      <text:p text:style-name="P2">Configured SSH key-based authentication </text:p>
      <text:p text:style-name="P2">Added debian user to sudo group </text:p>
      <text:p text:style-name="P2">Changed default SSH port to 2222 </text:p>
      <text:p text:style-name="P2">Implemented connection limits and timeou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2">[VULN-005] - Insecure FTP Service</text:p>
      <text:p text:style-name="P1"/>
      <text:p text:style-name="P2"><text:span text:style-name="T2">Risk Level:</text:span> High</text:p>
      <text:p text:style-name="P2"><text:span text:style-name="T2">CVSS Score:</text:span> N/A</text:p>
      <text:p text:style-name="P2"><text:span text:style-name="T2">CWE ID:</text:span> CWE-319 (Cleartext Transmission of Sensitive Information)</text:p>
      <text:p text:style-name="P2"/>
      <text:p text:style-name="P1">Description</text:p>
      <text:p text:style-name="P1"/>
      <text:p text:style-name="P2">FTP service (vsftpd) is running on port 21, transmitting credentials and data in cleartext, making it vulnerable to network sniffing and man-in-the-middle attacks.</text:p>
      <text:p text:style-name="P2"/>
      <text:p text:style-name="P1">Affected Systems</text:p>
      <text:p text:style-name="P1"/>
      <text:p text:style-name="P2">FTP Service: port 21 on 10.0.2.17 </text:p>
      <text:p text:style-name="P2">Protocol: Unencrypted FTP</text:p>
      <text:p text:style-name="P2"/>
      <text:p text:style-name="P1">Impact</text:p>
      <text:p text:style-name="P1"/>
      <text:p text:style-name="P2">Credential interception, data theft during file transfers, and potential unauthorized file system access.</text:p>
      <text:p text:style-name="P2"/>
      <text:p text:style-name="P1">Remediation</text:p>
      <text:p text:style-name="P1"/>
      <text:p text:style-name="P1">Implemented Fixes:</text:p>
      <text:p text:style-name="P1"/>
      <text:p text:style-name="P2">Stopped and disabled vsftpd service </text:p>
      <text:p text:style-name="P2">Removed FTP server package </text:p>
      <text:p text:style-name="P2">Configured SFTP as secure alternative</text:p>
      <text:p text:style-name="P2"/>
      <text:p text:style-name="P12">[VULN-006] - WordPress Mail Server Weak Password</text:p>
      <text:p text:style-name="P1"/>
      <text:p text:style-name="P2"><text:span text:style-name="T2">Risk Level:</text:span> High</text:p>
      <text:p text:style-name="P2"><text:span text:style-name="T2">CVSS Score:</text:span> N/A</text:p>
      <text:p text:style-name="P2"><text:span text:style-name="T2">CWE ID:</text:span> CWE-521 (Weak Password Requirements)</text:p>
      <text:p text:style-name="P2"/>
      <text:p text:style-name="P1">Description</text:p>
      <text:p text:style-name="P1"/>
      <text:p text:style-name="P2">WordPress mail server configuration contains default weak credentials that could be exploited for email functionality abuse.</text:p>
      <text:p text:style-name="P2"/>
      <text:p text:style-name="P1">Affected Systems</text:p>
      <text:p text:style-name="P1"/>
      <text:p text:style-name="P2">WordPress Mail Configuration </text:p>
      <text:p text:style-name="P2">Credentials: login@example.com / password</text:p>
      <text:p text:style-name="P2"/>
      <text:p text:style-name="P1">Impact</text:p>
      <text:p text:style-name="P1"/>
      <text:p text:style-name="P2">Email function abuse, domain blacklisting, spam distribution, and potential reputation damage.</text:p>
      <text:p text:style-name="P2"/>
      <text:p text:style-name="P2"/>
      <text:p text:style-name="P2"/>
      <text:p text:style-name="P2"><text:soft-page-break/></text:p>
      <text:p text:style-name="P1">Remediation</text:p>
      <text:p text:style-name="P1"/>
      <text:p text:style-name="P1">Implemented Fix:</text:p>
      <text:p text:style-name="P1"/>
      <text:p text:style-name="P2">Updated mail server password through WordPress Settings &gt; Writing </text:p>
      <text:p text:style-name="P2">Applied strong password criteria</text:p>
      <text:p text:style-name="P2"/>
      <text:p text:style-name="P12">[VULN-007] - Untrusted SSL Certificate</text:p>
      <text:p text:style-name="P1"/>
      <text:p text:style-name="P2"><text:span text:style-name="T2">Risk Level:</text:span> Medium</text:p>
      <text:p text:style-name="P2"><text:span text:style-name="T2">CVSS Score:</text:span> 6.5 </text:p>
      <text:p text:style-name="P2"><text:span text:style-name="T2">CWE ID:</text:span> CWE-295 (Improper Certificate Validation)</text:p>
      <text:p text:style-name="P2"/>
      <text:p text:style-name="P1">Description</text:p>
      <text:p text:style-name="P1"/>
      <text:p text:style-name="P2">The SSL certificate cannot be trusted due to self-signed or invalid certificate chain, making the service vulnerable to man-in-the-middle attacks.</text:p>
      <text:p text:style-name="P2"/>
      <text:p text:style-name="P1">Affected Systems</text:p>
      <text:p text:style-name="P1"/>
      <text:p text:style-name="P2">HTTPS Service on target host </text:p>
      <text:p text:style-name="P2">Certificate validation failure</text:p>
      <text:p text:style-name="P2"/>
      <text:p text:style-name="P1">Impact</text:p>
      <text:p text:style-name="P1"/>
      <text:p text:style-name="P2">Users cannot verify server authenticity, potential for man-in-the-middle attacks, reduced user trust, and compromised encrypted communications.</text:p>
      <text:p text:style-name="P2"/>
      <text:p text:style-name="P1">Remediation</text:p>
      <text:p text:style-name="P1"/>
      <text:p text:style-name="P2">Note: Self-signed certificates are acceptable for localhost/internal testing environments. For production deployment, implement valid CA-signed certificates.</text:p>
      <text:p text:style-name="P2"/>
      <text:p text:style-name="P12">[VULN-008] - Intel Media SDK Vulnerabilities</text:p>
      <text:p text:style-name="P1"/>
      <text:p text:style-name="P2"><text:span text:style-name="T2">Risk Level:</text:span> Medium</text:p>
      <text:p text:style-name="P2"><text:span text:style-name="T2">CVSS Score:</text:span> 4.8 (Various CVEs)</text:p>
      <text:p text:style-name="P2"><text:span text:style-name="T2">CWE ID:</text:span> Multiple CWEs</text:p>
      <text:p text:style-name="P2"/>
      <text:p text:style-name="P1">Description</text:p>
      <text:p text:style-name="P1"/>
      <text:p text:style-name="P2">Outdated Intel Media SDK installation contains multiple known vulnerabilities including improper input validation, buffer restrictions, and out-of-bounds memory access.</text:p>
      <text:p text:style-name="P2"/>
      <text:p text:style-name="P1">Affected Systems</text:p>
      <text:p text:style-name="P1"/>
      <text:p text:style-name="P2">Intel Media SDK packages on target system </text:p>
      <text:p text:style-name="P2">CVEs: CVE-2023-48368, CVE-2023-45221, CVE-2023-22656, CVE-2023-47282, CVE-2023-47169</text:p>
      <text:p text:style-name="P2"/>
      <text:p text:style-name="P2"/>
      <text:p text:style-name="P2"><text:soft-page-break/></text:p>
      <text:p text:style-name="P1">Impact</text:p>
      <text:p text:style-name="P1"/>
      <text:p text:style-name="P2">Potential denial of service, privilege escalation, and local access exploitation by authenticated users.</text:p>
      <text:p text:style-name="P2"/>
      <text:p text:style-name="P1">Remediation</text:p>
      <text:p text:style-name="P1"/>
      <text:p text:style-name="P1">Implemented Fix:</text:p>
      <text:p text:style-name="P1"/>
      <text:p text:style-name="P2">Removed Intel Media SDK packages (libmfx*, intel-media-va-driver) </text:p>
      <text:p text:style-name="P2">Cleaned system packages with autoremove and autoclean </text:p>
      <text:p text:style-name="P2">Verified removal through package listing</text:p>
      <text:p text:style-name="P2"/>
      <text:p text:style-name="P12">[VULN-009] - WordPress Vulnerabilities (Multiple)</text:p>
      <text:p text:style-name="P1"/>
      <text:p text:style-name="P2"><text:span text:style-name="T2">Risk Level:</text:span> Medium</text:p>
      <text:p text:style-name="P2"><text:span text:style-name="T2">CVSS Score:</text:span> N/A</text:p>
      <text:p text:style-name="P2"><text:span text:style-name="T2">CWE ID:</text:span> Various</text:p>
      <text:p text:style-name="P2"/>
      <text:p text:style-name="P1">Description</text:p>
      <text:p text:style-name="P1"/>
      <text:p text:style-name="P2">WordPress installation contains multiple security issues including CSRF vulnerabilities, information disclosure, and insecure file permissions.</text:p>
      <text:p text:style-name="P2"/>
      <text:p text:style-name="P1">Affected Systems</text:p>
      <text:p text:style-name="P1"/>
      <text:p text:style-name="P2">WordPress installation at /var/www/html </text:p>
      <text:p text:style-name="P2">Various components: core, plugins, themes</text:p>
      <text:p text:style-name="P2"/>
      <text:p text:style-name="P1">Impact</text:p>
      <text:p text:style-name="P1"/>
      <text:p text:style-name="P2">Potential for cross-site request forgery, information leakage, and unauthorized file access.</text:p>
      <text:p text:style-name="P2"/>
      <text:p text:style-name="P1">Remediation</text:p>
      <text:p text:style-name="P1"/>
      <text:p text:style-name="P1">Implemented Fixes:</text:p>
      <text:p text:style-name="P1"/>
      <text:p text:style-name="P2">Updated WordPress core, plugins, and themes using WP-CLI </text:p>
      <text:p text:style-name="P2">Secured .htaccess configuration </text:p>
      <text:p text:style-name="P2">Set proper file permissions (755 for directories, 644 for files) </text:p>
      <text:p text:style-name="P2">Disabled file editing in WordPress admin </text:p>
      <text:p text:style-name="P2">Removed sensitive files (readme.html)</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2">[VULN-010] - Misconfiguration in Apache</text:p>
      <text:p text:style-name="P1"/>
      <text:p text:style-name="P2"><text:span text:style-name="T2">Risk Level:</text:span> Medium</text:p>
      <text:p text:style-name="P2"><text:span text:style-name="T2">CVSS Score:</text:span> N/A (Various CVEs)</text:p>
      <text:p text:style-name="P2"><text:span text:style-name="T2">CWE ID:</text:span> Multiple CWEs</text:p>
      <text:p text:style-name="P2"/>
      <text:p text:style-name="P1">Description</text:p>
      <text:p text:style-name="P1"/>
      <text:p text:style-name="P2">The Apache web server was configured to disclose detailed version information and operating system details in HTTP response headers and error pages. This information disclosure provides attackers with valuable reconnaissance data for targeted attacks.</text:p>
      <text:p text:style-name="P2"/>
      <text:p text:style-name="P1">Affected Systems</text:p>
      <text:p text:style-name="P1"/>
      <text:p text:style-name="P2">CWE-200, CWE-22, CWE-552</text:p>
      <text:p text:style-name="P2"/>
      <text:p text:style-name="P1">Impact</text:p>
      <text:p text:style-name="P1"/>
      <text:p text:style-name="P2">Enables targeted attacks based on known vulnerabilities in specific Apache versions </text:p>
      <text:p text:style-name="P2">Provides operating system information for OS-specific exploits </text:p>
      <text:p text:style-name="P2">Facilitates automated scanning and vulnerability identification</text:p>
      <text:p text:style-name="P2"/>
      <text:p text:style-name="P2">Unauthorized access to sensitive files and directories</text:p>
      <text:p text:style-name="P2">Directory listing reveals server structure and files</text:p>
      <text:p text:style-name="P2">Potential access to configuration files and logs</text:p>
      <text:p text:style-name="P2">Risk of accessing files outside the web root directory</text:p>
      <text:p text:style-name="P2"/>
      <text:p text:style-name="P2">Access to sensitive configuration files (.htaccess, .htpasswd)</text:p>
      <text:p text:style-name="P2">Exposure of backup files containing sensitive data</text:p>
      <text:p text:style-name="P2">Access to version control metadata (.git, .svn directories)</text:p>
      <text:p text:style-name="P2">Potential disclosure of source code and credentials</text:p>
      <text:p text:style-name="P2"/>
      <text:p text:style-name="P1">Evidence</text:p>
      <text:p text:style-name="P1"/>
      <text:p text:style-name="P1">Default Apache configuration exposed:</text:p>
      <text:p text:style-name="P1"/>
      <text:p text:style-name="P2">Server version information in HTTP headers </text:p>
      <text:p text:style-name="P2">Operating system details in error pages </text:p>
      <text:p text:style-name="P2">ServerTokens set to default (Full) </text:p>
      <text:p text:style-name="P2">ServerSignature enabled</text:p>
      <text:p text:style-name="P2"/>
      <text:p text:style-name="P2"/>
      <text:p text:style-name="P1">Default directory configurations allowed:</text:p>
      <text:p text:style-name="P1"/>
      <text:p text:style-name="P2">Directory indexing (+Indexes)</text:p>
      <text:p text:style-name="P2">Server-side includes (+Includes) </text:p>
      <text:p text:style-name="P2">CGI execution (+ExecCGI) </text:p>
      <text:p text:style-name="P2">Following symbolic links (+FollowSymLinks)</text:p>
      <text:p text:style-name="P2"/>
      <text:p text:style-name="P2"/>
      <text:p text:style-name="P2"/>
      <text:p text:style-name="P2"><text:soft-page-break/></text:p>
      <text:p text:style-name="P1">Remediation</text:p>
      <text:p text:style-name="P1"/>
      <text:p text:style-name="P1">Implemented Fix:</text:p>
      <text:p text:style-name="P1"/>
      <text:p text:style-name="P1">Information Disclosure Mitigation</text:p>
      <text:p text:style-name="P1"/>
      <text:p text:style-name="P2">Configuration File: /etc/apache2/conf-available/security.conf</text:p>
      <text:p text:style-name="P2"># Hide Apache version and OS information</text:p>
      <text:p text:style-name="P2"/>
      <text:p text:style-name="P1">Directory Access Restrictions</text:p>
      <text:p text:style-name="P1"/>
      <text:p text:style-name="P2">Configuration File: /etc/apache2/apache2.conf</text:p>
      <text:p text:style-name="P2"># Restrict root directory access</text:p>
      <text:p text:style-name="P2"># Configure web root directory</text:p>
      <text:p text:style-name="P2"># Secure system directories</text:p>
      <text:p text:style-name="P2"/>
      <text:p text:style-name="P1">Request Limits and Timeout Configuration</text:p>
      <text:p text:style-name="P1"/>
      <text:p text:style-name="P2">Configuration File: /etc/apache2/apache2.conf</text:p>
      <text:p text:style-name="P2"># Security limits</text:p>
      <text:p text:style-name="P2"/>
      <text:p text:style-name="P1">File Access Security Controls</text:p>
      <text:p text:style-name="P1"/>
      <text:p text:style-name="P2">Configuration File: /etc/apache2/apache2.conf</text:p>
      <text:p text:style-name="P2"># Block access to sensitive files</text:p>
      <text:p text:style-name="P2"># Prevent access to version control directories</text:p>
      <text:p text:style-name="P2"/>
      <text:p text:style-name="P12">[VULN-011] - Multiple Vulnerabilities Were Identified on Port 80</text:p>
      <text:p text:style-name="P1"/>
      <text:p text:style-name="P2"><text:span text:style-name="T2">Risk Level:</text:span> Medium</text:p>
      <text:p text:style-name="P2"><text:span text:style-name="T2">CVSS Score:</text:span> N/A (Various CVEs)</text:p>
      <text:p text:style-name="P2"><text:span text:style-name="T2">CWE ID:</text:span> Multiple CWEs</text:p>
      <text:p text:style-name="P2"/>
      <text:p text:style-name="P1">Description</text:p>
      <text:p text:style-name="P1"/>
      <text:p text:style-name="P2">This report documents the vulnerability assessment conducted on a WordPress application hosted at IP address 10.0.2.17, port 80. The assessment identified several critical security vulnerabilities that were subsequently remediated through systematic security hardening measures. Post-remediation verification confirmed successful mitigation of the identified security risks.</text:p>
      <text:p text:style-name="P2"/>
      <text:p text:style-name="P1">Affected Systems</text:p>
      <text:p text:style-name="P1"/>
      <text:p text:style-name="P1">Primary Target System:</text:p>
      <text:p text:style-name="P1"/>
      <text:p text:style-name="P2">IP Address: 10.0.2.17</text:p>
      <text:p text:style-name="P2">Port: 80 (HTTP)</text:p>
      <text:p text:style-name="P2">Application: WordPress website</text:p>
      <text:p text:style-name="P2">Web Server Path: /var/www/html</text:p>
      <text:p text:style-name="P2"/>
      <text:p text:style-name="P2"/>
      <text:p text:style-name="P2"/>
      <text:p text:style-name="P2"><text:soft-page-break/></text:p>
      <text:p text:style-name="P1">System Components Affected:</text:p>
      <text:p text:style-name="P1"/>
      <text:p text:style-name="P2">WordPress Core Installation</text:p>
      <text:p text:style-name="P2">WordPress Plugins</text:p>
      <text:p text:style-name="P2">WordPress Themes</text:p>
      <text:p text:style-name="P2">Configuration Files</text:p>
      <text:p text:style-name="P2">Sensitive Files</text:p>
      <text:p text:style-name="P2"/>
      <text:p text:style-name="P1">Impact</text:p>
      <text:p text:style-name="P1"/>
      <text:p text:style-name="P1">Complete System Compromise</text:p>
      <text:p text:style-name="P1"/>
      <text:p text:style-name="P2">Administrative Takeover</text:p>
      <text:p text:style-name="P2">Remote Code Execution</text:p>
      <text:p text:style-name="P2">Data Breach</text:p>
      <text:p text:style-name="P2"><text:s/></text:p>
      <text:p text:style-name="P1">Information Security Violations</text:p>
      <text:p text:style-name="P1"/>
      <text:p text:style-name="P2">Reconnaissance Enablement</text:p>
      <text:p text:style-name="P2">Configuration Exposure</text:p>
      <text:p text:style-name="P2">Internal Network Mapping</text:p>
      <text:p text:style-name="P2"><text:s/></text:p>
      <text:p text:style-name="P1">Business Continuity Threats</text:p>
      <text:p text:style-name="P1"/>
      <text:p text:style-name="P2">Website Defacement</text:p>
      <text:p text:style-name="P2">Service Disruption</text:p>
      <text:p text:style-name="P2">Reputation Damage</text:p>
      <text:p text:style-name="P2"/>
      <text:p text:style-name="P1">Remediation</text:p>
      <text:p text:style-name="P1"/>
      <text:p text:style-name="P2">Phase 1: WordPress CLI Installation</text:p>
      <text:p text:style-name="P2">Phase 2: Core Security Updates</text:p>
      <text:p text:style-name="P2">Phase 3: Access Control Hardening</text:p>
      <text:p text:style-name="P2">Phase 4: Information Disclosure Mitigation</text:p>
      <text:p text:style-name="P2">Phase 5: WordPress Security Configuration</text:p>
      <text:p text:style-name="P2">Phase 6: File System Security</text:p>
      <text:p text:style-name="P2">Phase 7: Upload Directory Protec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RECOMMENDATIONS</text:p>
      <text:p text:style-name="P1"/>
      <text:p text:style-name="P1">Immediate Actions (0-30 days)</text:p>
      <text:p text:style-name="P1"/>
      <text:p text:style-name="P1">Implement Strong Password Policy (1)</text:p>
      <text:p text:style-name="P1"/>
      <text:p text:style-name="P2">Priority: Critical </text:p>
      <text:p text:style-name="P2">Effort: Low </text:p>
      <text:p text:style-name="P2">Description: Enforce minimum 12-character passwords with complexity requirements across all systems and applications</text:p>
      <text:p text:style-name="P2"/>
      <text:p text:style-name="P1">Secure SSH Configuration (2)</text:p>
      <text:p text:style-name="P1"/>
      <text:p text:style-name="P2">Priority: Critical </text:p>
      <text:p text:style-name="P2">Effort: Medium </text:p>
      <text:p text:style-name="P2">Description: Complete SSH hardening including key-based authentication, non-standard port, and connection limits</text:p>
      <text:p text:style-name="P2"/>
      <text:p text:style-name="P1">Database Security Hardening (3)</text:p>
      <text:p text:style-name="P1"/>
      <text:p text:style-name="P2">Priority: Critical </text:p>
      <text:p text:style-name="P2">Effort: Medium </text:p>
      <text:p text:style-name="P2">Description: Implement database user privileges review, connection encryption, and access logging</text:p>
      <text:p text:style-name="P2"/>
      <text:p text:style-name="P1">Short-term Actions (1-3 months)</text:p>
      <text:p text:style-name="P1"/>
      <text:p text:style-name="P1">Implement Web Application Firewall (1)</text:p>
      <text:p text:style-name="P1"/>
      <text:p text:style-name="P2">Priority: High </text:p>
      <text:p text:style-name="P2">Effort: Medium </text:p>
      <text:p text:style-name="P2">Description: Deploy WAF to protect WordPress against common attacks including SQL injection and XSS</text:p>
      <text:p text:style-name="P2"/>
      <text:p text:style-name="P1">SSL/TLS Certificate Management (2)</text:p>
      <text:p text:style-name="P1"/>
      <text:p text:style-name="P2">Priority: High </text:p>
      <text:p text:style-name="P2">Effort: Low </text:p>
      <text:p text:style-name="P2">Description: For production deployment, implement valid certificates from trusted CA</text:p>
      <text:p text:style-name="P2"/>
      <text:p text:style-name="P1">Security Monitoring Implementation (3)</text:p>
      <text:p text:style-name="P1"/>
      <text:p text:style-name="P2">Priority: High </text:p>
      <text:p text:style-name="P2">Effort: High </text:p>
      <text:p text:style-name="P2">Description: Deploy log monitoring, intrusion detection, and automated alerting systems</text:p>
      <text:p text:style-name="P2"/>
      <text:p text:style-name="P2"/>
      <text:p text:style-name="P2"/>
      <text:p text:style-name="P2"/>
      <text:p text:style-name="P2"/>
      <text:p text:style-name="P2"/>
      <text:p text:style-name="P2"/>
      <text:p text:style-name="P2"><text:soft-page-break/></text:p>
      <text:p text:style-name="P1">Long-term Actions (3-12 months)</text:p>
      <text:p text:style-name="P1"/>
      <text:p text:style-name="P1">Security Awareness Training (1)</text:p>
      <text:p text:style-name="P1"/>
      <text:p text:style-name="P2">Priority: Medium </text:p>
      <text:p text:style-name="P2">Effort: Medium </text:p>
      <text:p text:style-name="P2">Description: Implement regular security training for all users with access to the system</text:p>
      <text:p text:style-name="P2"/>
      <text:p text:style-name="P1">Automated Vulnerability Management (2)</text:p>
      <text:p text:style-name="P1"/>
      <text:p text:style-name="P2">Priority: Medium </text:p>
      <text:p text:style-name="P2">Effort: High </text:p>
      <text:p text:style-name="P2">Description: Implement automated patching and vulnerability scanning schedule</text:p>
      <text:p text:style-name="P2"/>
      <text:p text:style-name="P1">Incident Response Planning (3)</text:p>
      <text:p text:style-name="P1"/>
      <text:p text:style-name="P2">Priority: Medium </text:p>
      <text:p text:style-name="P2">Effort: High </text:p>
      <text:p text:style-name="P2">Description: Develop and test incident response procedures for security events</text:p>
      <text:p text:style-name="P2"/>
      <text:p text:style-name="P1">Security Program Enhancements</text:p>
      <text:p text:style-name="P1"/>
      <text:p text:style-name="P2"><text:span text:style-name="T2">Regular Security Assessments:</text:span> Quarterly penetration testing and monthly vulnerability scans </text:p>
      <text:p text:style-name="P2"><text:span text:style-name="T2">Backup and Recovery:</text:span> Implement automated backups with tested restoration procedures </text:p>
      <text:p text:style-name="P2"><text:span text:style-name="T2">Access Control:</text:span> Implement role-based access control and regular access reviews </text:p>
      <text:p text:style-name="P2"><text:span text:style-name="T2">Network Segmentation:</text:span> Isolate web servers from internal network segments</text:p>
      <text:p text:style-name="P2"/>
      <text:p text:style-name="P1">CONCLUSION</text:p>
      <text:p text:style-name="P2"/>
      <text:p text:style-name="P1">Summary</text:p>
      <text:p text:style-name="P1"/>
      <text:p text:style-name="P2">The penetration testing revealed significant security weaknesses primarily related to weak authentication controls and insecure service configurations. The assessment demonstrated that an attacker could gain unauthorized access through multiple vectors, potentially leading to complete system compromise.</text:p>
      <text:p text:style-name="P2"/>
      <text:p text:style-name="P2">However, the engagement also successfully demonstrated the implementation of comprehensive security controls following vulnerability identification, significantly improving the overall security posture.</text:p>
      <text:p text:style-name="P2"/>
      <text:p text:style-name="P1">Remediation Status</text:p>
      <text:p text:style-name="P2"/>
      <text:p text:style-name="P2">All identified vulnerabilities classified as high or medium risk have been addressed during the assessment period.</text:p>
      <text:p text:style-name="P2"/>
      <text:p text:style-name="P1">Next Steps</text:p>
      <text:p text:style-name="P2"/>
      <text:p text:style-name="P2">Conduct follow-up penetration test in 3 months </text:p>
      <text:p text:style-name="P2">Implement continuous security monitoring </text:p>
      <text:p text:style-name="P2">Develop security incident response procedures </text:p>
      <text:p text:style-name="P2">Plan for production environment security requirements</text:p>
      <text:p text:style-name="P2"><text:soft-page-break/></text:p>
      <text:p text:style-name="P1">DISCLAIMER</text:p>
      <text:p text:style-name="P2"/>
      <text:p text:style-name="P2">This penetration test was conducted in a controlled environment with explicit authorization. The security assessment represents a point-in-time evaluation and does not guarantee the absence of undiscovered vulnerabilities. Regular security assessments and continuous monitoring are recommended to maintain an adequate security posture.</text:p>
      <text:p text:style-name="P2"/>
      <text:p text:style-name="P2">The testing methodology followed industry best practices and ethical guidelines. All activities were conducted within the agreed scope and rules of engagement.</text:p>
      <text:p text:style-name="P2"/>
      <text:p text:style-name="P1">Report End</text:p>
      <text:p text:style-name="P1"/>
      <text:p text:style-name="P3">This document contains confidential security information. Distribution should be limited to authorized personnel with a legitimate need to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8M44S</meta:editing-duration>
    <meta:editing-cycles>77</meta:editing-cycles>
    <meta:generator>OpenOffice/4.1.5$Win32 OpenOffice.org_project/415m1$Build-9789</meta:generator>
    <dc:date>2025-07-02T01:38:19.53</dc:date>
    <meta:document-statistic meta:table-count="4" meta:image-count="0" meta:object-count="0" meta:page-count="15" meta:paragraph-count="453" meta:word-count="2153" meta:character-count="16968"/>
    <meta:user-defined meta:name="Info 1"/>
    <meta:user-defined meta:name="Info 2"/>
    <meta:user-defined meta:name="Info 3"/>
    <meta:user-defined meta:name="Info 4"/>
  </office:meta>
</office:document-meta>
</file>